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IPA明朝" svg:font-family="IPA明朝" style:font-pitch="variable"/>
    <style:font-face style:name="Century" svg:font-family="Century" style:font-family-generic="roman" style:font-pitch="variable"/>
    <style:font-face style:name="Courier New" svg:font-family="'Courier New'" style:font-family-generic="roman" style:font-pitch="variable"/>
    <style:font-face style:name="さざなみ明朝" svg:font-family="さざなみ明朝" style:font-family-generic="roman" style:font-pitch="variable"/>
    <style:font-face style:name="ＭＳ 明朝" svg:font-family="'ＭＳ 明朝'" style:font-family-generic="roman" style:font-pitch="variable"/>
    <style:font-face style:name="IPA Pゴシック" svg:font-family="'IPA Pゴシック'" style:font-family-generic="swiss" style:font-pitch="variable"/>
    <style:font-face style:name="TakaoPGothic" svg:font-family="TakaoPGothic"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さざなみゴシック" svg:font-family="さざなみゴシック" style:font-family-generic="system" style:font-pitch="variable"/>
    <style:font-face style:name="ＭＳ ゴシック" svg:font-family="'ＭＳ ゴシック'" style:font-family-generic="system" style:font-pitch="variable"/>
    <style:font-face style:name="ＭＳ 明朝1" svg:font-family="'ＭＳ 明朝'" style:font-family-generic="system" style:font-pitch="variable"/>
  </office:font-face-decls>
  <office:automatic-styles>
    <style:style style:name="P1" style:family="paragraph" style:parent-style-name="Standard">
      <style:text-properties style:font-name="IPA明朝" style:font-name-asian="IPA明朝"/>
    </style:style>
    <style:style style:name="P2" style:family="paragraph" style:parent-style-name="Standard">
      <style:text-properties style:font-name="IPA Pゴシック" fo:font-size="18pt" style:font-name-asian="IPA Pゴシック" style:font-size-asian="18pt" style:font-size-complex="18pt"/>
    </style:style>
    <style:style style:name="P3" style:family="paragraph" style:parent-style-name="Standard">
      <style:text-properties style:font-name="IPA Pゴシック" style:font-name-asian="IPA Pゴシック"/>
    </style:style>
    <style:style style:name="P4" style:family="paragraph" style:parent-style-name="Standard">
      <style:paragraph-properties fo:margin-left="0cm" fo:margin-right="0cm" fo:text-indent="0cm" style:auto-text-indent="false"/>
      <style:text-properties style:font-name="IPA明朝" fo:font-size="11pt" style:font-name-asian="IPA明朝" style:font-size-asian="11pt"/>
    </style:style>
    <style:style style:name="P5" style:family="paragraph" style:parent-style-name="Standard" style:master-page-name="Standard">
      <style:paragraph-properties style:page-number="auto"/>
      <style:text-properties style:font-name="IPA Pゴシック" fo:font-size="18pt" style:font-name-asian="IPA Pゴシック" style:font-size-asian="18pt" style:font-size-complex="18pt"/>
    </style:style>
    <style:style style:name="T1" style:family="text">
      <style:text-properties fo:font-size="11pt"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実験目的</text:p>
      <text:p text:style-name="P4">C＋＋で言語によるプログラミングを通じて、実用的なプログラミングを作るときに必要な作法を身につける。また、C＋＋でのオブジェクト指向プログラミング、構造化プログラミングを身につける.</text:p>
      <text:p text:style-name="P1"><text:span text:style-name="T1">　</text:span></text:p>
      <text:p text:style-name="P2">2.実験内容</text:p>
      <text:p text:style-name="P3"><text:span text:style-name="T1">2-1.　演習1</text:span></text:p>
      <text:p text:style-name="P3"><text:span text:style-name="T1">2-1-1.実験内容</text:span></text:p>
      <text:p text:style-name="P1"><text:span text:style-name="T1">C言語による2次元ベクトル型のソースファイルを用いて、減算の関数及びテスト用のメインプログラムを記述した.</text:span></text:p>
      <text:p text:style-name="P1"><text:span text:style-name="T1"/></text:p>
      <text:p text:style-name="P3"><text:span text:style-name="T1">2-1-2.プログラム</text:span></text:p>
      <text:p text:style-name="P1"><text:span text:style-name="T1">struct vector2 subv2(struct vector2 u, struct vector2 v)</text:span></text:p>
      <text:p text:style-name="P1"><text:span text:style-name="T1">{</text:span></text:p>
      <text:p text:style-name="P1"><text:span text:style-name="T1"><text:tab/>struct vector2 ret;</text:span></text:p>
      <text:p text:style-name="P1"><text:span text:style-name="T1"><text:tab/>ret.x = u.x - v.x;</text:span></text:p>
      <text:p text:style-name="P1"><text:span text:style-name="T1"><text:tab/>ret.y = u.y - v.y;</text:span></text:p>
      <text:p text:style-name="P1"><text:span text:style-name="T1"><text:tab/>return ret;</text:span></text:p>
      <text:p text:style-name="P1"><text:span text:style-name="T1">}</text:span></text:p>
      <text:p text:style-name="P1"><text:span text:style-name="T1"/></text:p>
      <text:p text:style-name="P3"><text:span text:style-name="T1">2-1-3.実験結果</text:span></text:p>
      <text:p text:style-name="P3"><text:span text:style-name="T1">2-2.演習2，3</text:span></text:p>
      <text:p text:style-name="P3"><text:span text:style-name="T1">2-1-1.実験内容</text:span></text:p>
      <text:p text:style-name="P1"><text:span text:style-name="T1">（演習2）</text:span></text:p>
      <text:p text:style-name="P1"><text:span text:style-name="T1">C＋＋言語による2次元ベクトル型のソースファイルを用いて減算用の関数及びテスト用のメインプログラムを記述した。</text:span></text:p>
      <text:p text:style-name="P1"><text:span text:style-name="T1">（演習3）</text:span></text:p>
      <text:p text:style-name="P1"><text:span text:style-name="T1">デフォルトコンストラクタをxとyに０を初期値としてセットされるように変更し、ベクトルオブジェクトの各成分を出力する観察用の関数とベクトル型のコピーコンストラクタを作った.</text:span></text:p>
      <text:p text:style-name="P3"><text:span text:style-name="T1">2-2-2　プログラム</text:span></text:p>
      <text:p text:style-name="P3"><text:span text:style-name="T1">2-2-3　実行結果</text:span></text:p>
      <text:p text:style-name="P3"><text:span text:style-name="T1">2-3　演習4，5</text:span></text:p>
      <text:p text:style-name="P3"><text:span text:style-name="T1">2-3-1　実験内容</text:span></text:p>
      <text:p text:style-name="P1"><text:span text:style-name="T1">（演習4）</text:span></text:p>
      <text:p text:style-name="P1"><text:span text:style-name="T1">2次元正方行型をクラスとして実現した.</text:span></text:p>
      <text:p text:style-name="P1"><text:span text:style-name="T1">（演習5）</text:span></text:p>
      <text:p text:style-name="P1"><text:soft-page-break/><text:span text:style-name="T1">演習2，4で作ったプログラムを用いて２次元ベクトル型と2次正方行列型の双方を使えるプログラムを作った。</text:span></text:p>
      <text:p text:style-name="P1"><text:span text:style-name="T1"/></text:p>
      <text:p text:style-name="P1"><text:span text:style-name="T1"/></text:p>
      <text:p text:style-name="P1"><text:span text:style-name="T1"/></text:p>
      <text:p text:style-name="P3"><text:span text:style-name="T1">2-3-2.プログラム</text:span></text:p>
      <text:p text:style-name="P3"><text:span text:style-name="T1"/></text:p>
      <text:p text:style-name="P3"><text:span text:style-name="T1">2-3-3.実行結果</text:span></text:p>
      <text:p text:style-name="P3"><text:span text:style-name="T1">2-4.演習6</text:span></text:p>
      <text:p text:style-name="P3"><text:span text:style-name="T1">2-4-1.演習内容</text:span></text:p>
      <text:p text:style-name="P1"><text:span text:style-name="T1">トランプカード型及びトランプカードの集合型ソースを用いて、暮らすCardsetのメンバ変数removeを2種類実装し、メインプログラムにカード駆除のテストを実装し、動作の確認をした.</text:span></text:p>
      <text:p text:style-name="P1"><text:span text:style-name="T1">2-4-2.プログラム</text:span></text:p>
      <text:p text:style-name="P1"><text:span text:style-name="T1">bool CardSet::remove(Card target){</text:span></text:p>
      <text:p text:style-name="P1"><text:span text:style-name="T1"><text:s text:c="2"/>if(locate(target)&gt;=0){</text:span></text:p>
      <text:p text:style-name="P1"><text:span text:style-name="T1"><text:s/>for(int i=locate(target);i&lt;numcard;i++){</text:span></text:p>
      <text:p text:style-name="P1"><text:span text:style-name="T1"><text:s text:c="2"/>cdat[i]=cdat[i+1];<text:tab/></text:span></text:p>
      <text:p text:style-name="P1"><text:span text:style-name="T1"><text:s text:c="2"/>}</text:span></text:p>
      <text:p text:style-name="P1"><text:span text:style-name="T1"><text:s text:c="2"/>numcard--;</text:span></text:p>
      <text:p text:style-name="P1"><text:span text:style-name="T1"><text:s text:c="2"/>return false;</text:span></text:p>
      <text:p text:style-name="P1"><text:span text:style-name="T1">}</text:span></text:p>
      <text:p text:style-name="P1"><text:span text:style-name="T1"><text:s text:c="2"/>return true;</text:span></text:p>
      <text:p text:style-name="P1"><text:span text:style-name="T1">}</text:span></text:p>
      <text:p text:style-name="P1"><text:span text:style-name="T1">bool CardSet::remove(int num){</text:span></text:p>
      <text:p text:style-name="P1"><text:span text:style-name="T1"><text:s text:c="2"/>if(locate(num)&gt;=0){</text:span></text:p>
      <text:p text:style-name="P1"><text:span text:style-name="T1"><text:s text:c="4"/>for(int i=locate(num);i&lt;numcard;i++){</text:span></text:p>
      <text:p text:style-name="P1"><text:span text:style-name="T1"><text:s text:c="6"/>cdat[i]=cdat[i+1];</text:span></text:p>
      <text:p text:style-name="P1"><text:span text:style-name="T1"><text:s text:c="4"/>}</text:span></text:p>
      <text:p text:style-name="P1"><text:span text:style-name="T1"><text:s text:c="4"/>numcard--;</text:span></text:p>
      <text:p text:style-name="P1"><text:span text:style-name="T1"><text:s text:c="4"/>return false;</text:span></text:p>
      <text:p text:style-name="P1"><text:span text:style-name="T1">}</text:span></text:p>
      <text:p text:style-name="P1"><text:span text:style-name="T1"><text:s text:c="2"/>return true;</text:span></text:p>
      <text:p text:style-name="P1"><text:span text:style-name="T1">}</text:span></text:p>
      <text:p text:style-name="P3"><text:span text:style-name="T1">2-4-3.実行結果</text:span></text:p>
      <text:p text:style-name="P3"><text:span text:style-name="T1">2-5.演習7</text:span></text:p>
      <text:p text:style-name="P3"><text:span text:style-name="T1">2-5-1.実験内容</text:span></text:p>
      <text:p text:style-name="P1"><text:span text:style-name="T1">ババ抜きの状態を表現するための型とそれを使った簡単なババ抜きプログラムを用いて、未実装の関数Babastate::move()を記述した。</text:span></text:p>
      <text:p text:style-name="P3"><text:soft-page-break/><text:span text:style-name="T1">2-4-2.プログラム</text:span></text:p>
      <text:p text:style-name="P1"><text:span text:style-name="T1">bool BabaState::move(int from , int to){</text:span></text:p>
      <text:p text:style-name="P1"><text:span text:style-name="T1"><text:s text:c="2"/>Card c;</text:span></text:p>
      <text:p text:style-name="P1"><text:span text:style-name="T1"><text:s text:c="2"/></text:span></text:p>
      <text:p text:style-name="P1"><text:span text:style-name="T1"><text:s text:c="2"/>if(!hand[from].pickup(&amp;c)){</text:span></text:p>
      <text:p text:style-name="P1"><text:span text:style-name="T1"><text:s text:c="4"/>if(!hand[to].remove(c.gnumber()))</text:span></text:p>
      <text:p text:style-name="P1"><text:span text:style-name="T1"><text:s text:c="6"/>return false;</text:span></text:p>
      <text:p text:style-name="P1"><text:span text:style-name="T1"><text:s text:c="4"/>else{</text:span></text:p>
      <text:p text:style-name="P1"><text:span text:style-name="T1"><text:s text:c="6"/>hand[to].insert(c);</text:span></text:p>
      <text:p text:style-name="P1"><text:span text:style-name="T1"><text:s text:c="6"/>return false;</text:span></text:p>
      <text:p text:style-name="P1"><text:span text:style-name="T1"><text:s text:c="4"/>}</text:span></text:p>
      <text:p text:style-name="P1"><text:span text:style-name="T1"><text:s text:c="2"/>}</text:span></text:p>
      <text:p text:style-name="P1"><text:span text:style-name="T1"><text:s text:c="2"/>return true;</text:span></text:p>
      <text:p text:style-name="P1"><text:span text:style-name="T1">}</text:span></text:p>
      <text:p text:style-name="P1"><text:span text:style-name="T1">2-5-3</text:span></text:p>
      <text:p text:style-name="P1"><text:span text:style-name="T1">実験結果</text:span></text:p>
      <text:p text:style-name="P1"><text:span text:style-name="T1">ババ抜きをする人数を2人にして実行している。</text:span></text:p>
      <text:p text:style-name="P3"><text:span text:style-name="T1">2-6.演習8</text:span></text:p>
      <text:p text:style-name="P3"><text:span text:style-name="T1">2-6-1.実験内容</text:span></text:p>
      <text:p text:style-name="P1"><text:span text:style-name="T1">演習6で作ったプログラムのCardクラスのメンバ変数をnumberのみで実現した.</text:span></text:p>
      <text:p text:style-name="P3"><text:span text:style-name="T1">2-6-2.プログラム</text:span></text:p>
      <text:p text:style-name="P1"><text:span text:style-name="T1">cardset.hより</text:span></text:p>
      <text:p text:style-name="P1"><text:span text:style-name="T1">private:</text:span></text:p>
      <text:p text:style-name="P1"><text:span text:style-name="T1"><text:tab/>int number;<text:tab/>// 番号</text:span></text:p>
      <text:p text:style-name="P1"><text:span text:style-name="T1">// メンバ関数</text:span></text:p>
      <text:p text:style-name="P1"><text:span text:style-name="T1">public:</text:span></text:p>
      <text:p text:style-name="P1"><text:span text:style-name="T1"><text:tab/>// デフォルトコンストラクタ(初期値不定)</text:span></text:p>
      <text:p text:style-name="P1"><text:span text:style-name="T1"><text:tab/>Card(void)<text:tab/>{ }</text:span></text:p>
      <text:p text:style-name="P1"><text:span text:style-name="T1"><text:tab/>// 組と番号を設定する</text:span></text:p>
      <text:p text:style-name="P1"><text:span text:style-name="T1"><text:tab/>void set(int st, int num) {</text:span></text:p>
      <text:p text:style-name="P1"><text:span text:style-name="T1"><text:tab/><text:tab/>number =st*13+num; </text:span></text:p>
      <text:p text:style-name="P1"><text:span text:style-name="T1"><text:tab/>}</text:span></text:p>
      <text:p text:style-name="P1"><text:span text:style-name="T1"></text:span></text:p>
      <text:p text:style-name="P1"><text:span text:style-name="T1"><text:tab/>// 自身と tgt のカードの組，番号が等しいか判定 (true: 同; false: 異)</text:span></text:p>
      <text:p text:style-name="P1"><text:span text:style-name="T1"><text:tab/>// データとして同じオブジェクトかどうかではない．</text:span></text:p>
      <text:p text:style-name="P1"><text:span text:style-name="T1"><text:tab/>bool equal(Card tgt) { </text:span></text:p>
      <text:p text:style-name="P1"><text:span text:style-name="T1"><text:tab/><text:tab/>return (number == tgt.number); </text:span></text:p>
      <text:p text:style-name="P1"><text:span text:style-name="T1"><text:tab/>}</text:span></text:p>
      <text:p text:style-name="P1"><text:soft-page-break/><text:span text:style-name="T1"></text:span></text:p>
      <text:p text:style-name="P1"><text:span text:style-name="T1"><text:tab/>bool isValid() {</text:span></text:p>
      <text:p text:style-name="P1"><text:span text:style-name="T1"><text:tab/><text:tab/>if </text:span></text:p>
      <text:p text:style-name="P1"><text:span text:style-name="T1"><text:tab/><text:tab/> <text:s text:c="5"/>(0 &lt;= number &amp;&amp; (number &lt;= 51)) </text:span></text:p>
      <text:p text:style-name="P1"><text:span text:style-name="T1"><text:tab/><text:tab/><text:tab/>return true;</text:span></text:p>
      <text:p text:style-name="P1"><text:span text:style-name="T1"><text:tab/><text:tab/>else if (number ==52 )</text:span></text:p>
      <text:p text:style-name="P1"><text:span text:style-name="T1"><text:tab/><text:tab/><text:tab/>return true;</text:span></text:p>
      <text:p text:style-name="P1"><text:span text:style-name="T1"><text:tab/><text:tab/>return false;</text:span></text:p>
      <text:p text:style-name="P1"><text:span text:style-name="T1"><text:tab/>}</text:span></text:p>
      <text:p text:style-name="P1"><text:span text:style-name="T1"><text:tab/></text:span></text:p>
      <text:p text:style-name="P1"><text:span text:style-name="T1"><text:tab/>// アクセサ</text:span></text:p>
      <text:p text:style-name="P1"><text:span text:style-name="T1"><text:tab/>int gnumber(void) {</text:span></text:p>
      <text:p text:style-name="P1"><text:span text:style-name="T1"><text:tab/>int a=number+1%13;</text:span></text:p>
      <text:p text:style-name="P1"><text:span text:style-name="T1"><text:tab/>if(a==0&amp;&amp;number!=52)</text:span></text:p>
      <text:p text:style-name="P1"><text:span text:style-name="T1"><text:tab/><text:tab/>return number;</text:span></text:p>
      <text:p text:style-name="P1"><text:span text:style-name="T1"><text:tab/>}</text:span></text:p>
      <text:p text:style-name="P1"><text:span text:style-name="T1"><text:tab/></text:span></text:p>
      <text:p text:style-name="P1"><text:span text:style-name="T1"><text:tab/>int gsuit(void)<text:tab/>{</text:span></text:p>
      <text:p text:style-name="P1"><text:span text:style-name="T1"><text:tab/><text:tab/>return number/13;</text:span></text:p>
      <text:p text:style-name="P1"><text:span text:style-name="T1"><text:tab/>}</text:span></text:p>
      <text:p text:style-name="P1"><text:span text:style-name="T1">cardset.ccより</text:span></text:p>
      <text:p text:style-name="P1"><text:span text:style-name="T1">bool Card::scan(void)</text:span></text:p>
      <text:p text:style-name="P1"><text:span text:style-name="T1">{</text:span></text:p>
      <text:p text:style-name="P1"><text:span text:style-name="T1"><text:s text:c="2"/>char buf[BUFSIZ];</text:span></text:p>
      <text:p text:style-name="P1"><text:span text:style-name="T1"><text:s text:c="2"/>const char * suitnames[] = {</text:span></text:p>
      <text:p text:style-name="P1"><text:span text:style-name="T1"><text:s text:c="2"/><text:tab/><text:tab/>"spade",</text:span></text:p>
      <text:p text:style-name="P1"><text:span text:style-name="T1"><text:s text:c="2"/><text:tab/><text:tab/>"diamond",</text:span></text:p>
      <text:p text:style-name="P1"><text:span text:style-name="T1"><text:s text:c="2"/><text:tab/><text:tab/>"heart",</text:span></text:p>
      <text:p text:style-name="P1"><text:span text:style-name="T1"><text:s text:c="2"/><text:tab/><text:tab/>"club",</text:span></text:p>
      <text:p text:style-name="P1"><text:span text:style-name="T1"><text:s text:c="2"/><text:tab/><text:tab/>"joker"</text:span></text:p>
      <text:p text:style-name="P1"><text:span text:style-name="T1"><text:s text:c="2"/>};</text:span></text:p>
      <text:p text:style-name="P1"><text:span text:style-name="T1"/></text:p>
      <text:p text:style-name="P1"><text:span text:style-name="T1"><text:s text:c="2"/>if(scanf("%s", buf) &lt; 1)</text:span></text:p>
      <text:p text:style-name="P1"><text:span text:style-name="T1"><text:s text:c="4"/>return true;</text:span></text:p>
      <text:p text:style-name="P1"><text:span text:style-name="T1"><text:s text:c="2"/>for(int s = SUIT_SPADE; s &lt;= SUIT_CLUB; s++)</text:span></text:p>
      <text:p text:style-name="P1"><text:span text:style-name="T1"><text:s text:c="4"/>if(!strcmp(buf, suitnames[s])) {</text:span></text:p>
      <text:p text:style-name="P1"><text:span text:style-name="T1"><text:s text:c="6"/>if(scanf("%d", &amp;number) &lt; 1)</text:span></text:p>
      <text:p text:style-name="P1"><text:span text:style-name="T1"><text:tab/>return true;</text:span></text:p>
      <text:p text:style-name="P1"><text:soft-page-break/><text:span text:style-name="T1"><text:s text:c="6"/>if(number &lt; 1 || number &gt; 13)</text:span></text:p>
      <text:p text:style-name="P1"><text:span text:style-name="T1"><text:tab/>return true;</text:span></text:p>
      <text:p text:style-name="P1"><text:span text:style-name="T1"><text:tab/>number=s*13+number-1;</text:span></text:p>
      <text:p text:style-name="P1"><text:span text:style-name="T1"><text:s text:c="6"/>return false;</text:span></text:p>
      <text:p text:style-name="P1"><text:span text:style-name="T1"><text:s text:c="4"/>}<text:tab/></text:span></text:p>
      <text:p text:style-name="P1"><text:span text:style-name="T1"><text:s text:c="2"/>if(!strcmp(buf, "joker")) {</text:span></text:p>
      <text:p text:style-name="P1"><text:span text:style-name="T1"><text:s text:c="4"/>number = 52;</text:span></text:p>
      <text:p text:style-name="P1"><text:span text:style-name="T1"><text:s text:c="4"/>return false;</text:span></text:p>
      <text:p text:style-name="P1"><text:span text:style-name="T1"><text:s text:c="2"/>}</text:span></text:p>
      <text:p text:style-name="P1"><text:span text:style-name="T1"><text:s text:c="2"/>return true;<text:tab/>// エラー</text:span></text:p>
      <text:p text:style-name="P1"><text:span text:style-name="T1">}</text:span></text:p>
      <text:p text:style-name="P1"><text:span text:style-name="T1"/></text:p>
      <text:p text:style-name="P1"><text:span text:style-name="T1">//</text:span></text:p>
      <text:p text:style-name="P1"><text:span text:style-name="T1">// Card::print() - 自身の値を標準出力に出力する</text:span></text:p>
      <text:p text:style-name="P1"><text:span text:style-name="T1">//</text:span></text:p>
      <text:p text:style-name="P1"><text:span text:style-name="T1">void Card::print(void)</text:span></text:p>
      <text:p text:style-name="P1"><text:span text:style-name="T1">{</text:span></text:p>
      <text:p text:style-name="P1"><text:span text:style-name="T1"><text:s text:c="2"/>char* suitname[] = { "spade", "diamond", "heart", "club" };</text:span></text:p>
      <text:p text:style-name="P1"><text:span text:style-name="T1"><text:s text:c="2"/>int a;</text:span></text:p>
      <text:p text:style-name="P1"><text:span text:style-name="T1"><text:s text:c="2"/>if(number &lt; 52){</text:span></text:p>
      <text:p text:style-name="P1"><text:span text:style-name="T1"><text:s text:c="4"/>a=(number+1)%13;</text:span></text:p>
      <text:p text:style-name="P1"><text:span text:style-name="T1"><text:s text:c="4"/>if(a==0)</text:span></text:p>
      <text:p text:style-name="P1"><text:span text:style-name="T1"><text:s text:c="6"/>a=13;</text:span></text:p>
      <text:p text:style-name="P1"><text:span text:style-name="T1"><text:s text:c="4"/>printf("[%s %d]", suitname[number/13],a );</text:span></text:p>
      <text:p text:style-name="P1"><text:span text:style-name="T1"><text:s text:c="2"/>}</text:span></text:p>
      <text:p text:style-name="P1"><text:span text:style-name="T1"><text:s text:c="2"/>else if(number == 52)</text:span></text:p>
      <text:p text:style-name="P1"><text:span text:style-name="T1"><text:s text:c="4"/>printf("[joker]");</text:span></text:p>
      <text:p text:style-name="P1"><text:span text:style-name="T1">}</text:span></text:p>
      <text:p text:style-name="P3"><text:span text:style-name="T1">2-6-3.実行結果</text:span></text:p>
      <text:p text:style-name="P2">3.考察</text:p>
      <text:p text:style-name="P3"><text:span text:style-name="T1">3-1.コンストラクタについて</text:span></text:p>
      <text:p text:style-name="P1"><text:span text:style-name="T1">2-2の実験結果の表示（引数なし、引数あり、コピー）からわかるようにデフォルトコンストラクタは値を代入するときに、引数指定を行えるベクトルとベクトルで和の演算を行うときに、コピーコンストラクタは減算を行うときに呼び出されている。</text:span></text:p>
      <text:p text:style-name="P1"><text:span text:style-name="T1"/></text:p>
      <text:p text:style-name="P1"><text:span text:style-name="T1"/></text:p>
      <text:p text:style-name="P3"><text:span text:style-name="T1">3-2.ポリモルフィズムについて</text:span></text:p>
      <text:p text:style-name="P1"><text:soft-page-break/><text:span text:style-name="T1">2-3の実験結果からわかるようにベクトルと行列の演算用のメンバ関数は関数名を機能によって同じものにしているが、それぞれ競合することなく実行できている。このように名前が同じかつ型や引数が違うものを問題なく利用できるというのは人にとって非常に便利であ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IPA明朝" svg:font-family="IPA明朝" style:font-pitch="variable"/>
    <style:font-face style:name="Century" svg:font-family="Century" style:font-family-generic="roman" style:font-pitch="variable"/>
    <style:font-face style:name="Courier New" svg:font-family="'Courier New'" style:font-family-generic="roman" style:font-pitch="variable"/>
    <style:font-face style:name="さざなみ明朝" svg:font-family="さざなみ明朝" style:font-family-generic="roman" style:font-pitch="variable"/>
    <style:font-face style:name="ＭＳ 明朝" svg:font-family="'ＭＳ 明朝'" style:font-family-generic="roman" style:font-pitch="variable"/>
    <style:font-face style:name="IPA Pゴシック" svg:font-family="'IPA Pゴシック'" style:font-family-generic="swiss" style:font-pitch="variable"/>
    <style:font-face style:name="TakaoPGothic" svg:font-family="TakaoPGothic"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さざなみゴシック" svg:font-family="さざなみゴシック" style:font-family-generic="system" style:font-pitch="variable"/>
    <style:font-face style:name="ＭＳ ゴシック" svg:font-family="'ＭＳ ゴシック'" style:font-family-generic="system" style:font-pitch="variable"/>
    <style:font-face style:name="ＭＳ 明朝1" svg:font-family="'ＭＳ 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ja" style:country-asian="J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Century" fo:font-size="10.5pt" fo:language="en" fo:country="US" style:letter-kerning="true" style:font-name-asian="TakaoPGothic1" style:font-size-asian="10.5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fo:hyphenation-ladder-count="no-limit" style:vertical-align="baseline" style:writing-mode="lr-tb"/>
      <style:text-properties style:use-window-font-color="true" style:font-name="さざなみ明朝" fo:font-size="12pt" style:letter-kerning="true" style:font-name-asian="ＭＳ 明朝1" style:font-size-asian="12pt" style:font-name-complex="さざなみゴシック"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akaoPGothic" fo:font-size="14pt" style:font-name-asian="TakaoPGothic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name="Century" style:font-name-complex="F"/>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name="Century" style:font-name-complex="F"/>
    </style:style>
    <style:style style:name="Plain_20_Text" style:display-name="Plain Text" style:family="paragraph" style:parent-style-name="Standard" style:default-outline-level="">
      <style:text-properties style:font-name="ＭＳ 明朝" style:font-name-complex="Courier New1" style:font-size-complex="10.5pt"/>
    </style:style>
    <style:style style:name="Default_20_Paragraph_20_Font" style:display-name="Default Paragraph Font" style:family="text"/>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書式なし_20__28_文字_29_" style:display-name="書式なし (文字)" style:family="text" style:parent-style-name="Default_20_Paragraph_20_Font">
      <style:text-properties style:font-name="ＭＳ 明朝" style:font-name-asian="ＭＳ 明朝1" style:font-name-complex="Courier New1" style:font-size-complex="10.5pt"/>
    </style:style>
    <style:style style:name="apple-style-span"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21cm" fo:margin-right="2.21cm" style:writing-mode="lr-tb" style:layout-grid-color="#c0c0c0" style:layout-grid-lines="38" style:layout-grid-base-height="0.423cm" style:layout-grid-ruby-height="0.212cm" style:layout-grid-mode="li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o</meta:initial-creator>
    <dc:creator>umekawa naotaka</dc:creator>
    <meta:editing-cycles>49</meta:editing-cycles>
    <meta:creation-date>2011-06-12T05:33:00</meta:creation-date>
    <dc:date>2014-04-28T16:00:24</dc:date>
    <meta:editing-duration>PT1M6S</meta:editing-duration>
    <meta:generator>LibreOffice/3.5$Linux_x86 LibreOffice_project/350m1$Build-2</meta:generator>
    <meta:document-statistic meta:table-count="0" meta:image-count="0" meta:object-count="0" meta:page-count="6" meta:paragraph-count="168" meta:word-count="739" meta:character-count="3165" meta:non-whitespace-character-count="27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